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6000000E69B381998D4D7B272.png" manifest:media-type="image/png"/>
  <manifest:file-entry manifest:full-path="Pictures/100002010000027D000001BFB838E51573FC194B.png" manifest:media-type="image/png"/>
  <manifest:file-entry manifest:full-path="Pictures/1000020100000296000001D4B0B906E899AEDCF6.png" manifest:media-type="image/png"/>
  <manifest:file-entry manifest:full-path="Pictures/1000020100000296000001D45F58CB3176449211.png" manifest:media-type="image/png"/>
  <manifest:file-entry manifest:full-path="Pictures/10000201000002390000018322CBD3B8C8C77A23.png" manifest:media-type="image/png"/>
  <manifest:file-entry manifest:full-path="Pictures/100000000000028E000002696042D39108949435.png" manifest:media-type="image/png"/>
  <manifest:file-entry manifest:full-path="Pictures/100000000000028A000000879B9342EB6358D896.png" manifest:media-type="image/png"/>
  <manifest:file-entry manifest:full-path="Pictures/10000201000002590000016D1618054C4F8423C2.png" manifest:media-type="image/png"/>
  <manifest:file-entry manifest:full-path="Pictures/100000000000028A0000024A3F957BB7C602586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style:font-name="Arial" officeooo:rsid="001fb43c" officeooo:paragraph-rsid="001fb43c"/>
    </style:style>
    <style:style style:name="P2" style:family="paragraph" style:parent-style-name="Standard">
      <style:paragraph-properties fo:break-before="pag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n1" text:anchor-type="char" svg:x="0.037cm" svg:y="0.064cm" svg:width="17.198cm" svg:height="15.505cm" draw:z-index="0"><draw:image xlink:href="Pictures/100000000000028A0000024A3F957BB7C6025862.png" xlink:type="simple" xlink:show="embed" xlink:actuate="onLoad" loext:mime-type="image/png"/></draw:frame></text:p>
      <text:p text:style-name="Standard"><draw:frame draw:style-name="fr2" draw:name="Imagen2" text:anchor-type="char" svg:x="0.064cm" svg:y="0.365cm" svg:width="17.198cm" svg:height="3.572cm" draw:z-index="1"><draw:image xlink:href="Pictures/100000000000028A000000879B9342EB6358D896.png" xlink:type="simple" xlink:show="embed" xlink:actuate="onLoad" loext:mime-type="image/png"/></draw:frame></text:p>
      <text:p text:style-name="Standard"/>
      <text:p text:style-name="Standard"/>
      <text:p text:style-name="P2"><draw:frame draw:style-name="fr1" draw:name="Imagen3" text:anchor-type="char" svg:width="17.304cm" svg:height="16.325cm" draw:z-index="2"><draw:image xlink:href="Pictures/100000000000028E000002696042D39108949435.png" xlink:type="simple" xlink:show="embed" xlink:actuate="onLoad" loext:mime-type="image/png"/></draw:frame></text:p>
      <text:p text:style-name="Standard"/>
      <text:p text:style-name="P2"><draw:frame draw:style-name="fr2" draw:name="Imagen4" text:anchor-type="char" svg:x="1.268cm" svg:y="0.101cm" svg:width="15.055cm" svg:height="10.239cm" draw:z-index="3"><draw:image xlink:href="Pictures/10000201000002390000018322CBD3B8C8C77A23.png" xlink:type="simple" xlink:show="embed" xlink:actuate="onLoad" loext:mime-type="image/png"/></draw:frame><draw:frame draw:style-name="fr2" draw:name="Imagen5" text:anchor-type="char" svg:x="-0.016cm" svg:y="10.825cm" svg:width="17.515cm" svg:height="12.383cm" draw:z-index="4"><draw:image xlink:href="Pictures/1000020100000296000001D45F58CB3176449211.png" xlink:type="simple" xlink:show="embed" xlink:actuate="onLoad" loext:mime-type="image/png"/></draw:frame></text:p>
      <text:p text:style-name="Standard"><draw:frame draw:style-name="fr1" draw:name="Imagen6" text:anchor-type="char" svg:width="15.901cm" svg:height="9.657cm" draw:z-index="5"><draw:image xlink:href="Pictures/10000201000002590000016D1618054C4F8423C2.png" xlink:type="simple" xlink:show="embed" xlink:actuate="onLoad" loext:mime-type="image/png"/></draw:frame><text:soft-page-break/></text:p>
      <text:p text:style-name="Standard"><draw:frame draw:style-name="fr1" draw:name="Imagen7" text:anchor-type="char" svg:width="17.515cm" svg:height="12.383cm" draw:z-index="6"><draw:image xlink:href="Pictures/1000020100000296000001D4B0B906E899AEDCF6.png" xlink:type="simple" xlink:show="embed" xlink:actuate="onLoad" loext:mime-type="image/png"/></draw:frame></text:p>
      <text:p text:style-name="P2"><draw:frame draw:style-name="fr1" draw:name="Imagen8" text:anchor-type="char" svg:width="16.854cm" svg:height="11.827cm" draw:z-index="7"><draw:image xlink:href="Pictures/100002010000027D000001BFB838E51573FC194B.png" xlink:type="simple" xlink:show="embed" xlink:actuate="onLoad" loext:mime-type="image/png"/></draw:frame></text:p>
      <text:p text:style-name="Standard"><draw:frame draw:style-name="fr1" draw:name="Imagen9" text:anchor-type="char" svg:width="17.515cm" svg:height="6.085cm" draw:z-index="8"><draw:image xlink:href="Pictures/1000020100000296000000E69B381998D4D7B27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officeooo:rsid="001fb43c" officeooo:paragraph-rsid="001fb43c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Cristian Eduardo Gonzalez Primero<text:tab/><text:tab/>65RR012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3T21:20:13.378837837</meta:creation-date>
    <dc:date>2022-10-03T21:28:33.854161400</dc:date>
    <meta:editing-duration>PT8M21S</meta:editing-duration>
    <meta:editing-cycles>1</meta:editing-cycles>
    <meta:document-statistic meta:table-count="0" meta:image-count="9" meta:object-count="0" meta:page-count="5" meta:paragraph-count="1" meta:word-count="5" meta:character-count="42" meta:non-whitespace-character-count="37"/>
    <meta:generator>LibreOffice/6.4.7.2$Linux_X86_64 LibreOffice_project/40$Build-2</meta:generator>
  </office:meta>
</office:document-meta>
</file>